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f9c63" officeooo:paragraph-rsid="001f9c63"/>
    </style:style>
    <style:style style:name="P2" style:family="paragraph" style:parent-style-name="Text_20_body" style:list-style-name="L1">
      <style:text-properties officeooo:rsid="001f9c63" officeooo:paragraph-rsid="001f9c63"/>
    </style:style>
    <style:style style:name="P3" style:family="paragraph" style:parent-style-name="Text_20_body" style:list-style-name="L2">
      <style:text-properties officeooo:rsid="001f9c63" officeooo:paragraph-rsid="001f9c63"/>
    </style:style>
    <style:style style:name="P4" style:family="paragraph" style:parent-style-name="Text_20_body">
      <style:text-properties officeooo:rsid="00209000" officeooo:paragraph-rsid="00209000"/>
    </style:style>
    <style:style style:name="P5" style:family="paragraph" style:parent-style-name="Text_20_body" style:list-style-name="L3">
      <style:text-properties officeooo:rsid="00209000" officeooo:paragraph-rsid="00209000"/>
    </style:style>
    <style:style style:name="P6" style:family="paragraph" style:parent-style-name="Text_20_body" style:list-style-name="L4">
      <style:text-properties officeooo:paragraph-rsid="00209000"/>
    </style:style>
    <style:style style:name="P7" style:family="paragraph" style:parent-style-name="Text_20_body">
      <style:text-properties officeooo:rsid="00214e68" officeooo:paragraph-rsid="00214e68"/>
    </style:style>
    <style:style style:name="P8" style:family="paragraph" style:parent-style-name="Heading_20_1">
      <style:text-properties officeooo:rsid="00209000" officeooo:paragraph-rsid="00209000"/>
    </style:style>
    <style:style style:name="P9" style:family="paragraph" style:parent-style-name="Heading_20_2">
      <style:text-properties officeooo:rsid="001f9c63" officeooo:paragraph-rsid="001f9c63"/>
    </style:style>
    <style:style style:name="P10" style:family="paragraph" style:parent-style-name="Heading_20_2">
      <style:text-properties officeooo:rsid="00209000" officeooo:paragraph-rsid="00209000"/>
    </style:style>
    <style:style style:name="P11" style:family="paragraph" style:parent-style-name="Heading_20_3">
      <style:text-properties officeooo:rsid="001f9c63" officeooo:paragraph-rsid="001f9c63"/>
    </style:style>
    <style:style style:name="T1" style:family="text">
      <style:text-properties officeooo:rsid="00209000"/>
    </style:style>
    <style:style style:name="T2" style:family="text">
      <style:text-properties officeooo:rsid="0020e0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thon Practice Ideas</text:h>
      <text:p text:style-name="P1">Here are some ideas for practicing what we have learned in Python over the winter break.</text:p>
      <text:h text:style-name="P9" text:outline-level="2">Grade Calculators</text:h>
      <text:p text:style-name="P1">Create a program that helps you calculate your grades. Here are some ideas...</text:p>
      <text:h text:style-name="P11" text:outline-level="3">Calculate Your GPA</text:h>
      <text:p text:style-name="P1">Create a program that converts letter grades (A, B, etc.) to numbers (4.0, 3.0, etc.) and then takes the average to give your GPA for the semester.</text:p>
      <text:p text:style-name="P1">Suggestions:</text:p>
      <text:list xml:id="list1555513729" text:style-name="L1">
        <text:list-item>
          <text:p text:style-name="P2">Use the input function in a loop to collect all of your grades and keep a running total.</text:p>
        </text:list-item>
        <text:list-item>
          <text:p text:style-name="P2">Then compute the sum and print it out.</text:p>
        </text:list-item>
      </text:list>
      <text:h text:style-name="P11" text:outline-level="3">Convert a Percentage to a Letter Grade</text:h>
      <text:p text:style-name="P1">Create a program that takes a test score in % (0 to 100) and converts it to a letter grade (A, B, etc.).</text:p>
      <text:p text:style-name="P1">Suggestions:</text:p>
      <text:list xml:id="list2388612247" text:style-name="L2">
        <text:list-item>
          <text:p text:style-name="P3">Use the input function to ask for a percentage</text:p>
        </text:list-item>
        <text:list-item>
          <text:p text:style-name="P3">Use if statements to print the letter that corresponds to the percentage.</text:p>
        </text:list-item>
      </text:list>
      <text:h text:style-name="P10" text:outline-level="2">Drawing</text:h>
      <text:p text:style-name="P4">Practice drawing with turtle graphics. Draw...</text:p>
      <text:list xml:id="list70166182" text:style-name="L4">
        <text:list-item>
          <text:p text:style-name="P6"><text:span text:style-name="T1">A smiley face</text:span></text:p>
        </text:list-item>
      </text:list>
      <text:list xml:id="list1010908353" text:style-name="L3">
        <text:list-item>
          <text:p text:style-name="P5">The Langston “LU” logo</text:p>
        </text:list-item>
        <text:list-item>
          <text:p text:style-name="P5">A house</text:p>
        </text:list-item>
        <text:list-item>
          <text:p text:style-name="P5">A flower</text:p>
        </text:list-item>
      </text:list>
      <text:h text:style-name="P8" text:outline-level="1">Online Lessons</text:h>
      <text:p text:style-name="P4">We have been roughly following <text:span text:style-name="T2">the outline from </text:span><text:a xlink:type="simple" xlink:href="https://www.pythonclassroom.com/" text:style-name="Internet_20_link" text:visited-style-name="Visited_20_Internet_20_Link"><text:span text:style-name="T2">https://www.pythonclassroom.com/</text:span></text:a><text:span text:style-name="T2">. It has interactive lessons to reinforce what we have already learned and you can even work ahead to get a head start on next semester.</text:span></text:p>
      <text:p text:style-name="P7">There are many other free sites where you can learn Python, like <text:a xlink:type="simple" xlink:href="https://www.codecademy.com/" text:style-name="Internet_20_link" text:visited-style-name="Visited_20_Internet_20_Link">https://www.codecademy.com/</text:a> and of course there are many videos on <text:a xlink:type="simple" xlink:href="https://www.youtube.com/" text:style-name="Internet_20_link" text:visited-style-name="Visited_20_Internet_20_Link">https://www.youtube.com/</text:a>. If you find something that works for you, go for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Lechner</meta:initial-creator>
    <meta:creation-date>2019-11-21T09:53:45.021171031</meta:creation-date>
    <dc:date>2019-11-21T10:33:09.782677775</dc:date>
    <dc:creator>David Lechner</dc:creator>
    <meta:editing-duration>PT8M34S</meta:editing-duration>
    <meta:editing-cycles>1</meta:editing-cycles>
    <meta:document-statistic meta:table-count="0" meta:image-count="0" meta:object-count="0" meta:page-count="1" meta:paragraph-count="23" meta:word-count="238" meta:character-count="1330" meta:non-whitespace-character-count="1123"/>
    <meta:generator>LibreOffice/6.0.7.3$Linux_X86_64 LibreOffice_project/00m0$Build-3</meta:generator>
  </office:meta>
</office:document-meta>
</file>